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Date envoi</text:p>
          </table:table-cell>
          <table:table-cell table:style-name="ce2" office:value-type="date" office:date-value="2014-05-09" calcext:value-type="date">
            <text:p>41768</text:p>
          </table:table-cell>
          <table:table-cell table:style-name="ce4" office:value-type="date" office:date-value="2014-05-08" calcext:value-type="date">
            <text:p>41767</text:p>
          </table:table-cell>
          <table:table-cell table:style-name="ce4" office:value-type="date" office:date-value="2014-05-07" calcext:value-type="date">
            <text:p>41766</text:p>
          </table:table-cell>
          <table:table-cell table:style-name="ce4" office:value-type="date" office:date-value="2014-05-06" calcext:value-type="date">
            <text:p>41765</text:p>
          </table:table-cell>
          <table:table-cell table:style-name="ce4" office:value-type="date" office:date-value="2014-05-05" calcext:value-type="date">
            <text:p>41764</text:p>
          </table:table-cell>
          <table:table-cell table:style-name="ce4" office:value-type="date" office:date-value="2014-05-04" calcext:value-type="date">
            <text:p>41763</text:p>
          </table:table-cell>
          <table:table-cell table:style-name="ce4" office:value-type="date" office:date-value="2014-05-03" calcext:value-type="date">
            <text:p>41762</text:p>
          </table:table-cell>
        </table:table-row>
        <table:table-row table:style-name="ro1">
          <table:table-cell office:value-type="string" calcext:value-type="string">
            <text:p>FINESS</text:p>
          </table:table-cell>
          <table:table-cell table:number-columns-repeated="2" table:style-name="ce3" office:value-type="string" calcext:value-type="string">
            <text:p>02/05/14</text:p>
          </table:table-cell>
          <table:table-cell table:style-name="ce5" office:value-type="date" office:date-value="2014-05-02" calcext:value-type="date">
            <text:p>41761</text:p>
          </table:table-cell>
          <table:table-cell table:number-columns-repeated="4" table:style-name="ce3" office:value-type="string" calcext:value-type="string">
            <text:p>02/05/14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19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780055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016237</text:p>
          </table:table-cell>
          <table:table-cell table:number-columns-repeated="7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700</text:p>
          </table:table-cell>
          <table:table-cell table:number-columns-repeated="6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000165</text:p>
          </table:table-cell>
          <table:table-cell table:number-columns-repeated="7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627</text:p>
          </table:table-cell>
          <table:table-cell table:number-columns-repeated="7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684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000272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320</text:p>
          </table:table-cell>
          <table:table-cell table:number-columns-repeated="6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000157</text:p>
          </table:table-cell>
          <table:table-cell table:number-columns-repeated="6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80000395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70000397</text:p>
          </table:table-cell>
          <table:table-cell table:number-columns-repeated="6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SUM([.B3:.B14])" office:value-type="float" office:value="1102" calcext:value-type="float">
            <text:p/>
          </table:table-cell>
          <table:table-cell table:style-name="Default" table:formula="of:=SUM([.C3:.C14])" office:value-type="float" office:value="1101" calcext:value-type="float">
            <text:p/>
          </table:table-cell>
          <table:table-cell table:style-name="Default" table:formula="of:=SUM([.D3:.D14])" office:value-type="float" office:value="1101" calcext:value-type="float">
            <text:p/>
          </table:table-cell>
          <table:table-cell table:style-name="Default" table:formula="of:=SUM([.E3:.E14])" office:value-type="float" office:value="1099" calcext:value-type="float">
            <text:p/>
          </table:table-cell>
          <table:table-cell table:style-name="Default" table:formula="of:=SUM([.F3:.F14])" office:value-type="float" office:value="1097" calcext:value-type="float">
            <text:p/>
          </table:table-cell>
          <table:table-cell table:style-name="Default" table:formula="of:=SUM([.G3:.G14])" office:value-type="float" office:value="1092" calcext:value-type="float">
            <text:p/>
          </table:table-cell>
          <table:table-cell table:style-name="Default" table:formula="of:=SUM([.H3:.H14])" office:value-type="float" office:value="61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0:41:48.441343042</meta:creation-date>
    <dc:date>2014-05-09T10:45:10.663113699</dc:date>
    <meta:editing-duration>P0D</meta:editing-duration>
    <meta:editing-cycles>1</meta:editing-cycles>
    <meta:document-statistic meta:table-count="1" meta:cell-count="119" meta:object-count="0"/>
    <meta:generator>LibreOffice/4.2.3.3$Linux_X86_64 LibreOffice_project/420m0$Build-3</meta:generator>
  </office:meta>
</office:document-meta>
</file>